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8695583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water-title">
      <style:graphic-properties draw:auto-grow-height="true" fo:min-height="3.663cm"/>
    </style:style>
    <style:style style:name="pr2" style:family="presentation" style:parent-style-name="water-subtitle">
      <style:graphic-properties draw:fill-color="#ffffff" draw:auto-grow-height="true" fo:min-height="12.18cm"/>
    </style:style>
    <style:style style:name="pr3" style:family="presentation" style:parent-style-name="water-notes">
      <style:graphic-properties draw:fill-color="#ffffff" draw:auto-grow-height="true" fo:min-height="13.364cm"/>
    </style:style>
    <style:style style:name="pr4" style:family="presentation" style:parent-style-name="water-outline1">
      <style:graphic-properties fo:min-height="11.929cm"/>
    </style:style>
    <style:style style:name="pr5" style:family="presentation" style:parent-style-name="water-title">
      <style:graphic-properties fo:min-height="3.506cm"/>
    </style:style>
    <style:style style:name="pr6" style:family="presentation" style:parent-style-name="water-outline1">
      <style:graphic-properties fo:min-height="11.257cm"/>
    </style:style>
    <style:style style:name="pr7" style:family="presentation" style:parent-style-name="water-title">
      <style:graphic-properties fo:min-height="3.663cm"/>
    </style:style>
    <style:style style:name="pr8" style:family="presentation" style:parent-style-name="water-outline1">
      <style:graphic-properties fo:min-height="12.18cm"/>
    </style:style>
    <style:style style:name="pr9" style:family="presentation" style:parent-style-name="water-notes">
      <style:graphic-properties draw:fill-color="#ffffff" fo:min-height="13.364cm"/>
    </style:style>
    <style:style style:name="P1" style:family="paragraph">
      <style:paragraph-properties fo:margin-top="0cm" fo:margin-bottom="0cm" fo:line-height="100%" style:punctuation-wrap="hanging"/>
      <style:text-properties fo:hyphenate="false"/>
    </style:style>
    <style:style style:name="P2" style:family="paragraph">
      <style:paragraph-properties fo:margin-top="0.205cm" fo:margin-bottom="0.5cm" fo:line-height="100%" style:punctuation-wrap="hanging"/>
      <style:text-properties fo:hyphenate="false"/>
    </style:style>
    <style:style style:name="P3" style:family="paragraph">
      <style:paragraph-properties fo:text-align="start"/>
    </style:style>
    <style:style style:name="P4" style:family="paragraph">
      <style:text-properties fo:font-family="'Franklin Gothic Book'" style:font-family-generic="swiss" fo:font-size="22pt" style:font-size-asian="22pt" style:font-size-complex="22pt"/>
    </style:style>
    <style:style style:name="P5" style:family="paragraph">
      <style:paragraph-properties fo:margin-left="0cm" fo:margin-right="0cm" fo:line-height="100%" fo:text-align="justify" fo:text-indent="0cm" style:punctuation-wrap="hanging"/>
      <style:text-properties fo:font-family="'Franklin Gothic Book'" style:font-family-generic="swiss" fo:font-size="22pt" style:font-size-asian="22pt" style:font-size-complex="22pt" fo:hyphenate="false"/>
    </style:style>
    <style:style style:name="P6" style:family="paragraph">
      <style:paragraph-properties fo:margin-left="0cm" fo:margin-right="0cm" fo:line-height="100%" fo:text-align="start" fo:text-indent="0cm" style:punctuation-wrap="hanging"/>
      <style:text-properties fo:font-family="'Franklin Gothic Book'" style:font-family-generic="swiss" fo:font-size="22pt" style:font-size-asian="22pt" style:font-size-complex="22pt" fo:hyphenate="false"/>
    </style:style>
    <style:style style:name="T1" style:family="text">
      <style:text-properties fo:color="#696464" style:text-line-through-style="none" fo:font-family="'Franklin Gothic Boo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Perpetu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 style:family="text">
      <style:text-properties fo:font-family="'Franklin Gothic Book'" style:font-family-generic="swiss" fo:font-size="22pt" fo:text-shadow="none" style:text-underline-style="none" fo:font-weight="normal" style:font-size-asian="22pt" style:font-weight-asian="normal" style:font-size-complex="22pt" style:font-weight-complex="normal"/>
    </style:style>
    <style:style style:name="T4" style:family="text">
      <style:text-properties fo:font-family="'Franklin Gothic Book'" style:font-family-generic="swiss" fo:font-size="22pt" fo:font-weight="normal" style:font-size-asian="22pt" style:font-weight-asian="normal" style:font-size-complex="22pt" style:font-weight-complex="normal"/>
    </style:style>
    <style:style style:name="T5" style:family="text">
      <style:text-properties fo:color="#000000" style:text-line-through-style="none" fo:font-family="'Franklin Gothic Book'"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000000" style:text-line-through-style="none" fo:font-family="'DejaVu Sans Mono'" style:font-family-generic="modern" style:font-pitch="fixe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family="'Franklin Gothic Book'" style:font-family-generic="swiss" fo:font-size="22pt" style:font-size-asian="22pt" style:font-size-complex="22pt"/>
    </style:style>
    <style:style style:name="T8" style:family="text">
      <style:text-properties fo:font-family="'Franklin Gothic Book'" style:font-family-generic="swiss" fo:font-size="16pt" style:font-size-asian="16pt" style:font-size-complex="16pt"/>
    </style:style>
    <style:style style:name="T9" style:family="text">
      <style:text-properties fo:color="#000000" style:text-line-through-style="none" fo:font-family="'Franklin Gothic Book'" style:font-family-generic="swiss" fo:font-size="22pt" fo:letter-spacing="normal"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ater" presentation:presentation-page-layout-name="AL1T0">
        <office:forms form:automatic-focus="false" form:apply-design-mode="false"/>
        <draw:frame presentation:style-name="pr1" draw:layer="layout" svg:width="23cm" svg:height="3.663cm" svg:x="2.5cm" svg:y="1.669cm" presentation:class="title">
          <draw:text-box>
            <text:p>My Water _ My Condition<text:tab/></text:p>
          </draw:text-box>
        </draw:frame>
        <draw:frame presentation:style-name="pr2" draw:text-style-name="P1" draw:layer="layout" svg:width="23cm" svg:height="12.18cm" svg:x="2.5cm" svg:y="5.5cm" presentation:class="subtitle">
          <draw:text-box>
            <text:p text:style-name="P1"><text:span text:style-name="T1">Idea Introduction</text:span></text:p>
            <text:p text:style-name="P2"><text:span text:style-name="T2">Condition, Cause, Consequence, Remedy</text:span></text:p>
            <text:p text:style-name="P2"><text:span text:style-name="T2">(purification technique) of water in my plac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water" presentation:presentation-page-layout-name="AL2T1">
        <office:forms form:automatic-focus="false" form:apply-design-mode="false"/>
        <draw:frame presentation:style-name="pr1" draw:layer="layout" svg:width="23cm" svg:height="3.663cm" svg:x="2.5cm" svg:y="1.669cm" presentation:class="title">
          <draw:text-box>
            <text:p>Aim</text:p>
          </draw:text-box>
        </draw:frame>
        <draw:frame presentation:style-name="pr4" draw:layer="layout" svg:width="24.639cm" svg:height="11.929cm" svg:x="1.4cm" svg:y="4.914cm" presentation:class="outline" presentation:user-transformed="true">
          <draw:text-box>
            <text:list text:style-name="L2">
              <text:list-item>
                <text:p><text:span text:style-name="T3">To educate people about water conditions in their area.</text:span></text:p>
              </text:list-item>
              <text:list-item>
                <text:p><text:span text:style-name="T3">Purification techniques for different types of contamination.</text:span></text:p>
              </text:list-item>
              <text:list-item>
                <text:p><text:span text:style-name="T4">A good user interface that provides <text:s/>information <text:s/>that can be displayed based on a state/ district on Google map view. This can also be used by the government officials and the physicians over in the zone to diagnose and predict for any possible pattern of disease that could result in a particular Zone.Future Scope</text:span></text:p>
                <text:p><text:span text:style-name="T5"/></text:p>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water" presentation:presentation-page-layout-name="AL2T1">
        <office:forms form:automatic-focus="false" form:apply-design-mode="false"/>
        <draw:frame presentation:style-name="pr1" draw:layer="layout" svg:width="23cm" svg:height="3.663cm" svg:x="2.5cm" svg:y="1.669cm" presentation:class="title">
          <draw:text-box>
            <text:p>So We Need..</text:p>
          </draw:text-box>
        </draw:frame>
        <draw:frame presentation:style-name="pr4" draw:text-style-name="P3" draw:layer="layout" svg:width="24.639cm" svg:height="11.929cm" svg:x="1.4cm" svg:y="4.914cm" presentation:class="outline" presentation:user-transformed="true">
          <draw:text-box>
            <text:list text:style-name="L2">
              <text:list-header>
                <text:p text:style-name="P3"><text:span text:style-name="T6"/></text:p>
              </text:list-header>
              <text:list-item>
                <text:p text:style-name="P3"><text:span text:style-name="T7">Web App- for Govt Usage</text:span></text:p>
              </text:list-item>
              <text:list-item>
                <text:p text:style-name="P3"><text:span text:style-name="T7">We need to build data if we do not have proper data on preventive measures/remedies</text:span></text:p>
              </text:list-item>
              <text:list-item>
                <text:p text:style-name="P3"><text:span text:style-name="T7">Mobile App for Civilians</text:span></text:p>
              </text:list-item>
              <text:list-item>
                <text:p text:style-name="P3"><text:span text:style-name="T7">Visualization</text:span></text:p>
                <text:p text:style-name="P3"><text:span text:style-name="T7"><text:s/></text:span><text:span text:style-name="T7">Variation in contamination level in the region over the years</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water" presentation:presentation-page-layout-name="AL2T1">
        <office:forms form:automatic-focus="false" form:apply-design-mode="false"/>
        <draw:frame presentation:style-name="pr1" draw:text-style-name="P1" draw:layer="layout" svg:width="23cm" svg:height="3.663cm" svg:x="2.5cm" svg:y="1.669cm" presentation:class="title">
          <draw:text-box>
            <text:p text:style-name="P1"><text:span text:style-name="T1">Data Requirement</text:span></text:p>
          </draw:text-box>
        </draw:frame>
        <draw:frame presentation:style-name="pr4" draw:text-style-name="P4" draw:layer="layout" svg:width="24.8cm" svg:height="11.929cm" svg:x="1.4cm" svg:y="4.914cm" presentation:class="outline" presentation:user-transformed="true">
          <draw:text-box>
            <text:list text:style-name="L2">
              <text:list-item>
                <text:p text:style-name="P4"><text:span text:style-name="T7">District Wise Data on contamination levels for different type of contamination.</text:span></text:p>
              </text:list-item>
              <text:list-item>
                <text:p text:style-name="P4"><text:span text:style-name="T7">Causes of the contamination in that region.</text:span></text:p>
                <text:p text:style-name="P4"><text:span text:style-name="T7"><text:s/></text:span><text:span text:style-name="T7">(general causes)</text:span></text:p>
              </text:list-item>
              <text:list-item>
                <text:p text:style-name="P4"><text:span text:style-name="T7">Impact</text:span></text:p>
                <text:list>
                  <text:list-header>
                    <text:p text:style-name="P4"><text:span text:style-name="T7">Health Impact</text:span></text:p>
                    <text:p text:style-name="P4"><text:span text:style-name="T7">Environment Impact</text:span></text:p>
                  </text:list-header>
                </text:list>
              </text:list-item>
              <text:list-item>
                <text:p text:style-name="P4"><text:span text:style-name="T7">Preventive measures on each type of Data</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water" presentation:presentation-page-layout-name="AL2T1">
        <office:forms form:automatic-focus="false" form:apply-design-mode="false"/>
        <draw:frame presentation:style-name="pr5" draw:layer="layout" svg:width="25.199cm" svg:height="3.506cm" svg:x="1.4cm" svg:y="1.694cm" presentation:class="title" presentation:user-transformed="true">
          <draw:text-box>
            <text:p>Data Links</text:p>
          </draw:text-box>
        </draw:frame>
        <draw:frame presentation:style-name="pr6" draw:text-style-name="P6" draw:layer="layout" svg:width="22.439cm" svg:height="12.512cm" svg:x="2.761cm" svg:y="4.343cm" presentation:class="outline" presentation:user-transformed="true">
          <draw:text-box>
            <text:p text:style-name="P5"><text:span text:style-name="T7"/></text:p>
            <text:p text:style-name="P5"><text:span text:style-name="T7"/></text:p>
            <text:p text:style-name="P5"><text:span text:style-name="T7">NRDWP, NGP, Water portal India</text:span></text:p>
            <text:p text:style-name="P5"><text:span text:style-name="T7">Contamination Type and levels</text:span></text:p>
            <text:p text:style-name="P6"><text:span text:style-name="T8"><text:a xlink:href="http://data.gov.in/dataset/water-quality-affected-habitations-1st-april-2009" xlink:type="simple">http://data.gov.in/dataset/water-quality-affected-habitations-1st-april-2009</text:a></text:span></text:p>
            <text:p text:style-name="P6"><text:span text:style-name="T8"><text:a xlink:href="http://data.gov.in/dataset/water-quality-affected-habitations-1st-april-2010" xlink:type="simple">http://data.gov.in/dataset/water-quality-affected-habitations-1st-april-2010</text:a></text:span></text:p>
            <text:p text:style-name="P6"><text:span text:style-name="T8"><text:a xlink:href="http://data.gov.in/dataset/water-quality-affected-habitations-1st-april-2011" xlink:type="simple">http://data.gov.in/dataset/water-quality-affected-habitations-1st-april-2011</text:a></text:span></text:p>
            <text:p text:style-name="P6"><text:span text:style-name="T8"><text:a xlink:href="http://data.gov.in/dataset/water-quality-affected-habitations-1st-april-2012" xlink:type="simple">http://data.gov.in/dataset/water-quality-affected-habitations-1st-april-2012</text:a></text:span></text:p>
            <text:p text:style-name="P6"><text:span text:style-name="T7"/></text:p>
            <text:p text:style-name="P6"><text:span text:style-name="T9"/></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water" presentation:presentation-page-layout-name="AL2T1">
        <office:forms form:automatic-focus="false" form:apply-design-mode="false"/>
        <draw:frame presentation:style-name="pr7" draw:layer="layout" svg:width="23cm" svg:height="3.663cm" svg:x="2.5cm" svg:y="1.669cm" presentation:class="title">
          <draw:text-box>
            <text:p>Team</text:p>
          </draw:text-box>
        </draw:frame>
        <draw:frame presentation:style-name="pr8" draw:text-style-name="P4" draw:layer="layout" svg:width="23cm" svg:height="12.18cm" svg:x="2.5cm" svg:y="5.5cm" presentation:class="outline">
          <draw:text-box>
            <text:list text:style-name="L2">
              <text:list-item>
                <text:p text:style-name="P4"><text:span text:style-name="T7">Mentors</text:span></text:p>
                <text:p text:style-name="P4"><text:span text:style-name="T7">Senthil Raja S [Idea person]</text:span></text:p>
                <text:p text:style-name="P4"><text:span text:style-name="T7">Sandipan Rawat</text:span></text:p>
                <text:p text:style-name="P4"><text:span text:style-name="T7"/></text:p>
              </text:list-item>
              <text:list-item>
                <text:p text:style-name="P4"><text:span text:style-name="T7">Angel n Demon</text:span></text:p>
                <text:p text:style-name="P4"><text:span text:style-name="T7">Siddharth Gautam</text:span></text:p>
                <text:p text:style-name="P4"><text:span text:style-name="T7">Vineeta Mehta</text:span></text:p>
                <text:p text:style-name="P4"><text:span text:style-name="T7"/></text:p>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water" xlink:href="Pictures/1000000000000320000002588695583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fo:language="en" fo:country="U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at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water-backgroundobjects">
      <style:graphic-properties draw:stroke="none" draw:fill="none" draw:fill-color="#ffffff" draw:auto-grow-height="false" fo:min-height="1.449cm"/>
    </style:style>
    <style:style style:name="Mpr5" style:family="presentation" style:parent-style-name="water-backgroundobjects">
      <style:graphic-properties draw:stroke="none" draw:fill="none" draw:fill-color="#ffffff" draw:auto-grow-height="false" fo:min-height="1.485cm"/>
    </style:style>
    <style:style style:name="Mpr6" style:family="presentation" style:parent-style-name="wa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water" style:page-layout-name="PM1" draw:style-name="Mdp2">
      <office:forms form:automatic-focus="false" form:apply-design-mode="false"/>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2.18cm" svg:x="2.5cm" svg:y="5.5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water-title" draw:layer="backgroundobjects" svg:width="14.848cm" svg:height="11.136cm" svg:x="3.075cm" svg:y="2.257cm" presentation:class="page"/>
        <draw:frame presentation:style-name="wat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ineeta Mehta</meta:initial-creator>
    <meta:creation-date>2013-06-21T16:45:55</meta:creation-date>
    <dc:date>2013-07-01T19:37:29</dc:date>
    <dc:creator>Vineeta Mehta</dc:creator>
    <meta:editing-duration>PT1H11M50S</meta:editing-duration>
    <meta:editing-cycles>7</meta:editing-cycles>
    <meta:generator>LibreOffice/3.5$Linux_X86_64 LibreOffice_project/350m1$Build-2</meta:generator>
    <meta:document-statistic meta:object-count="56"/>
  </office:meta>
</office:document-meta>
</file>